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62d6" officeooo:paragraph-rsid="000862d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862d6" officeooo:paragraph-rsid="000862d6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f3776" officeooo:paragraph-rsid="000f377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4pt" fo:font-weight="bold" officeooo:rsid="0010d94b" officeooo:paragraph-rsid="0010d94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0c1b2f" officeooo:paragraph-rsid="000c1b2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19c09" officeooo:paragraph-rsid="00119c09" style:font-size-asian="10.5pt" style:font-weight-asian="normal" style:font-size-complex="12pt" style:font-weight-complex="normal"/>
    </style:style>
    <style:style style:name="T1" style:family="text">
      <style:text-properties officeooo:rsid="000f9783"/>
    </style:style>
    <style:style style:name="T2" style:family="text">
      <style:text-properties officeooo:rsid="00137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aración de funcionalidades</text:p>
      <text:p text:style-name="P4"/>
      <text:p text:style-name="P3">Conviene programar usando interfaces, de manera que sus implementaciones pueden variar sin modificar el programa que las esté utilizando. <text:span text:style-name="T1">Para instanciar estos objetos se utiliza el patrón “Factory”, con lo que se consigue desacoplar el código.</text:span></text:p>
      <text:p text:style-name="P5">Mediante los interfaces “provider” se desacoplan las implementaciones de los distintos módulos del programa, logrando mayor flexibilidad. <text:s/></text:p>
      <text:p text:style-name="P5"/>
      <text:p text:style-name="P6">ApplicationContext es una interfaz de Spring que permite instanciar de manera transparente los “beans” que hayan sido declarados, bien en el xml de configuración <text:span text:style-name="T2">(app-context.xml)</text:span>, bien mediante anotaciones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19:45.041835399</meta:creation-date>
    <meta:generator>LibreOffice/5.1.4.2$Linux_X86_64 LibreOffice_project/10m0$Build-2</meta:generator>
    <dc:date>2017-02-12T10:42:26.248443990</dc:date>
    <meta:editing-duration>PT2H43M19S</meta:editing-duration>
    <meta:editing-cycles>9</meta:editing-cycles>
    <meta:document-statistic meta:table-count="0" meta:image-count="0" meta:object-count="0" meta:page-count="1" meta:paragraph-count="4" meta:word-count="84" meta:character-count="620" meta:non-whitespace-character-count="537"/>
  </office:meta>
</office:document-meta>
</file>